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hatch" draw:fill-color="#99ccff" draw:fill-gradient-name="Gradient_20_1" draw:fill-hatch-name="Black_20_45_20_Degrees" draw:fill-hatch-solid="false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17cm" svg:height="1cm" svg:x="2.5cm" svg:y="13cm">
          <text:p/>
        </draw:rect>
        <draw:line draw:style-name="gr2" draw:text-style-name="P1" draw:layer="layout" svg:x1="2.5cm" svg:y1="13cm" svg:x2="20cm" svg:y2="13cm">
          <text:p/>
        </draw:line>
        <draw:line draw:style-name="gr2" draw:text-style-name="P1" draw:layer="layout" svg:x1="2.5cm" svg:y1="13cm" svg:x2="2.5cm" svg:y2="5cm">
          <text:p/>
        </draw:line>
        <draw:line draw:style-name="gr3" draw:text-style-name="P1" draw:layer="layout" svg:x1="2.5cm" svg:y1="8cm" svg:x2="19.5cm" svg:y2="8cm">
          <text:p/>
        </draw:line>
        <draw:path draw:style-name="gr4" draw:text-style-name="P1" draw:layer="layout" svg:width="17cm" svg:height="2.553cm" svg:x="2.5cm" svg:y="6.551cm" svg:viewBox="0 0 17001 2554" svg:d="m0 1449c5000-3500 5236 1921 8000 1000 1500-500 1500-1000 3500-2000 2500-1500 3666 1166 5500 2000">
          <text:p/>
        </draw:path>
        <draw:frame draw:style-name="gr5" draw:layer="layout" svg:width="0.425cm" svg:height="0.482cm" svg:x="19.075cm" svg:y="12.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layer="layout" svg:width="0.442cm" svg:height="0.482cm" svg:x="2.058cm" svg:y="5.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layer="layout" svg:width="0.869cm" svg:height="0.482cm" svg:x="1.465cm" svg:y="12.69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layer="layout" svg:width="0.425cm" svg:height="0.482cm" svg:x="2cm" svg:y="7.824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draw:layer="layout" svg:width="1.052cm" svg:height="0.482cm" svg:x="7.5cm" svg:y="5.01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2" draw:text-style-name="P1" draw:layer="layout" svg:x1="7.5cm" svg:y1="5.5cm" svg:x2="6.5cm" svg:y2="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45_20_Degrees" draw:display-name="Black 45 Degrees" draw:style="single" draw:color="#000000" draw:distance="0.102cm" draw:rotation="450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meta:initial-creator>Julien Arino</meta:initial-creator>
    <meta:creation-date>2007-03-22T08:44:40</meta:creation-date>
    <dc:creator>Julien Arino</dc:creator>
    <dc:date>2007-03-22T08:56:17</dc:date>
    <dc:language>en-US</dc:language>
    <meta:editing-cycles>2</meta:editing-cycles>
    <meta:editing-duration>PT11M37S</meta:editing-duration>
    <meta:user-defined meta:name="Info 1"/>
    <meta:user-defined meta:name="Info 2"/>
    <meta:user-defined meta:name="Info 3"/>
    <meta:user-defined meta:name="Info 4"/>
    <meta:document-statistic meta:object-count="11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i>x</math:mi>
    <math:annotation math:encoding="StarMath 5.0">x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i>y</math:mi>
    <math:annotation math:encoding="StarMath 5.0">y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i>H</math:mi>
    </math:mrow>
    <math:annotation math:encoding="StarMath 5.0">-H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n>0</math:mn>
    <math:annotation math:encoding="StarMath 5.0">0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>y</math:mi>
      <math:mo math:stretchy="false">=</math:mo>
      <math:mo math:stretchy="false">η</math:mo>
    </math:mrow>
    <math:annotation math:encoding="StarMath 5.0">y=%eta</math:annotation>
  </math:semantics>
</math:math>
</file>